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Bitstream Vera Sans" svg:font-family="'Bitstream Vera Sans', Arial, Helvetica, Lucida, Geneva, Helmet, sans-serif, 'Andale Sans UI', 'Arial Unicode MS', 'Lucida Sans Unicode', Tahoma"/>
    <style:font-face style:name="OpenSymbol" svg:font-family="OpenSymbol"/>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Times New Roman1" fo:font-size="18pt" fo:font-weight="bold"/>
    </style:style>
    <style:style style:name="P3" style:family="paragraph" style:parent-style-name="Text_20_body">
      <style:text-properties style:font-name="Times New Roman1" fo:font-size="12pt" fo:font-weight="normal" style:font-size-asian="12pt" style:font-weight-asian="normal" style:font-size-complex="12pt" style:font-weight-complex="normal"/>
    </style:style>
    <style:style style:name="P4" style:family="paragraph" style:parent-style-name="Text_20_body">
      <style:text-properties style:font-name="Times New Roman1" fo:font-size="12pt" fo:font-weight="bold" style:font-size-asian="12pt" style:font-weight-asian="bold" style:font-size-complex="12pt" style:font-weight-complex="bold"/>
    </style:style>
    <style:style style:name="P5" style:family="paragraph" style:parent-style-name="Text_20_body">
      <style:paragraph-properties fo:margin-left="0cm" fo:margin-right="0cm" fo:line-height="100%" fo:text-indent="0cm" style:auto-text-indent="false"/>
      <style:text-properties fo:font-size="10pt" style:font-size-asian="10pt" style:font-size-complex="10pt"/>
    </style:style>
    <style:style style:name="P6" style:family="paragraph" style:parent-style-name="Table_20_Contents">
      <style:paragraph-properties fo:margin-left="1.251cm" fo:margin-right="0cm" fo:text-indent="0cm" style:auto-text-indent="false"/>
      <style:text-properties fo:font-size="12pt" style:font-size-asian="12pt" style:font-size-complex="12pt"/>
    </style:style>
    <style:style style:name="P7" style:family="paragraph" style:parent-style-name="Text_20_body">
      <style:paragraph-properties fo:text-align="center" style:justify-single-word="false"/>
      <style:text-properties style:font-name="Times New Roman1" fo:font-size="18pt" fo:font-weight="bold"/>
    </style:style>
    <style:style style:name="P8" style:family="paragraph" style:parent-style-name="Text_20_body">
      <style:text-properties style:font-name="Times New Roman1" fo:font-size="12pt" fo:font-weight="normal" style:font-size-asian="12pt" style:font-weight-asian="normal" style:font-size-complex="12pt" style:font-weight-complex="normal"/>
    </style:style>
    <style:style style:name="P9" style:family="paragraph" style:parent-style-name="Text_20_body" style:list-style-name="L19"/>
    <style:style style:name="P10" style:family="paragraph" style:parent-style-name="Text_20_body" style:list-style-name="L19"/>
    <style:style style:name="P11" style:family="paragraph" style:parent-style-name="Text_20_body" style:list-style-name="L19"/>
    <style:style style:name="P12" style:family="paragraph" style:parent-style-name="Text_20_body" style:list-style-name="L19"/>
    <style:style style:name="P13" style:family="paragraph" style:parent-style-name="Text_20_body" style:list-style-name="L3">
      <style:paragraph-properties fo:margin-top="0cm" fo:margin-bottom="0cm"/>
      <style:text-properties style:font-name="Times New Roman1"/>
    </style:style>
    <style:style style:name="P14" style:family="paragraph" style:parent-style-name="Text_20_body" style:list-style-name="L3">
      <style:paragraph-properties fo:margin-top="0cm" fo:margin-bottom="0cm"/>
      <style:text-properties style:font-name="Times New Roman1"/>
    </style:style>
    <style:style style:name="P15" style:family="paragraph" style:parent-style-name="Text_20_body" style:list-style-name="L3">
      <style:paragraph-properties fo:margin-top="0cm" fo:margin-bottom="0cm"/>
      <style:text-properties style:font-name="Times New Roman1"/>
    </style:style>
    <style:style style:name="P16" style:family="paragraph" style:parent-style-name="Text_20_body" style:list-style-name="L3">
      <style:paragraph-properties fo:margin-top="0cm" fo:margin-bottom="0cm"/>
      <style:text-properties style:font-name="Times New Roman1"/>
    </style:style>
    <style:style style:name="P17"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18"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19"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0"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1"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2"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3"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4" style:family="paragraph" style:parent-style-name="Text_20_body" style:list-style-name="L8">
      <style:paragraph-properties fo:margin-left="0cm" fo:margin-right="0cm" fo:margin-top="0cm" fo:margin-bottom="0cm" fo:text-indent="0cm" style:auto-text-indent="false"/>
      <style:text-properties fo:font-size="12pt" style:font-size-asian="12pt" style:font-size-complex="12pt"/>
    </style:style>
    <style:style style:name="P25" style:family="paragraph" style:parent-style-name="Text_20_body" style:list-style-name="L9">
      <style:paragraph-properties fo:margin-left="0cm" fo:margin-right="0cm" fo:margin-top="0cm" fo:margin-bottom="0cm" fo:text-indent="0cm" style:auto-text-indent="false"/>
      <style:text-properties fo:font-size="12pt" style:font-size-asian="12pt" style:font-size-complex="12pt"/>
    </style:style>
    <style:style style:name="P26" style:family="paragraph" style:parent-style-name="Text_20_body" style:list-style-name="L10">
      <style:paragraph-properties fo:margin-left="0cm" fo:margin-right="0cm" fo:margin-top="0cm" fo:margin-bottom="0cm" fo:text-indent="0cm" style:auto-text-indent="false"/>
      <style:text-properties fo:font-size="12pt" style:font-size-asian="12pt" style:font-size-complex="12pt"/>
    </style:style>
    <style:style style:name="P27" style:family="paragraph" style:parent-style-name="Text_20_body" style:list-style-name="L11">
      <style:paragraph-properties fo:margin-left="0cm" fo:margin-right="0cm" fo:margin-top="0cm" fo:margin-bottom="0cm" fo:text-indent="0cm" style:auto-text-indent="false"/>
      <style:text-properties fo:font-size="12pt" style:font-size-asian="12pt" style:font-size-complex="12pt"/>
    </style:style>
    <style:style style:name="P28" style:family="paragraph" style:parent-style-name="Text_20_body" style:list-style-name="L12">
      <style:paragraph-properties fo:margin-left="0cm" fo:margin-right="0cm" fo:margin-top="0cm" fo:margin-bottom="0cm" fo:text-indent="0cm" style:auto-text-indent="false"/>
      <style:text-properties fo:font-size="12pt" style:font-size-asian="12pt" style:font-size-complex="12pt"/>
    </style:style>
    <style:style style:name="P29" style:family="paragraph" style:parent-style-name="Text_20_body" style:list-style-name="L14">
      <style:paragraph-properties fo:margin-left="0cm" fo:margin-right="0cm" fo:margin-top="0cm" fo:margin-bottom="0cm" fo:line-height="100%" fo:text-indent="0cm" style:auto-text-indent="false"/>
      <style:text-properties fo:font-size="12pt" style:font-size-asian="12pt" style:font-size-complex="12pt"/>
    </style:style>
    <style:style style:name="P30" style:family="paragraph" style:parent-style-name="Text_20_body" style:list-style-name="L14">
      <style:paragraph-properties fo:margin-left="0cm" fo:margin-right="0cm" fo:margin-top="0cm" fo:margin-bottom="0cm" fo:line-height="100%" fo:text-indent="0cm" style:auto-text-indent="false"/>
      <style:text-properties fo:font-size="12pt" style:font-size-asian="12pt" style:font-size-complex="12pt"/>
    </style:style>
    <style:style style:name="P31" style:family="paragraph" style:parent-style-name="Text_20_body" style:list-style-name="L15">
      <style:paragraph-properties fo:margin-left="0cm" fo:margin-right="0cm" fo:margin-top="0cm" fo:margin-bottom="0cm" fo:line-height="100%" fo:text-indent="0cm" style:auto-text-indent="false"/>
      <style:text-properties fo:font-size="12pt" style:font-size-asian="12pt" style:font-size-complex="12pt"/>
    </style:style>
    <style:style style:name="P32" style:family="paragraph" style:parent-style-name="Text_20_body" style:list-style-name="L15">
      <style:paragraph-properties fo:margin-left="0cm" fo:margin-right="0cm" fo:margin-top="0cm" fo:margin-bottom="0cm" fo:line-height="100%" fo:text-indent="0cm" style:auto-text-indent="false"/>
      <style:text-properties fo:font-size="12pt" style:font-size-asian="12pt" style:font-size-complex="12pt"/>
    </style:style>
    <style:style style:name="P33" style:family="paragraph" style:parent-style-name="Text_20_body" style:list-style-name="L18">
      <style:paragraph-properties fo:margin-left="0cm" fo:margin-right="0cm" fo:margin-top="0cm" fo:margin-bottom="0cm" fo:line-height="100%" fo:text-indent="0cm" style:auto-text-indent="false"/>
      <style:text-properties fo:font-size="12pt" style:font-size-asian="12pt" style:font-size-complex="12pt"/>
    </style:style>
    <style:style style:name="P34" style:family="paragraph" style:parent-style-name="Text_20_body" style:list-style-name="L15">
      <style:paragraph-properties fo:margin-left="0cm" fo:margin-right="0cm" fo:margin-top="0cm" fo:margin-bottom="0cm" fo:line-height="100%" fo:text-indent="0cm" style:auto-text-indent="false"/>
      <style:text-properties fo:font-size="12pt" fo:font-weight="normal" style:font-size-asian="12pt" style:font-weight-asian="normal" style:font-size-complex="12pt" style:font-weight-complex="normal"/>
    </style:style>
    <style:style style:name="P35" style:family="paragraph" style:parent-style-name="Text_20_body" style:list-style-name="L16">
      <style:paragraph-properties fo:margin-left="0cm" fo:margin-right="0cm" fo:margin-top="0cm" fo:margin-bottom="0cm" fo:line-height="100%" fo:text-indent="0cm" style:auto-text-indent="false"/>
      <style:text-properties fo:font-size="12pt" fo:font-weight="normal" style:font-size-asian="12pt" style:font-weight-asian="normal" style:font-size-complex="12pt" style:font-weight-complex="normal"/>
    </style:style>
    <style:style style:name="P36" style:family="paragraph" style:parent-style-name="Text_20_body" style:list-style-name="L17">
      <style:paragraph-properties fo:margin-left="0cm" fo:margin-right="0cm" fo:margin-top="0cm" fo:margin-bottom="0cm" fo:line-height="100%" fo:text-indent="0cm" style:auto-text-indent="false"/>
      <style:text-properties fo:font-size="12pt" fo:font-weight="normal" style:font-size-asian="12pt" style:font-weight-asian="normal" style:font-size-complex="12pt" style:font-weight-complex="normal"/>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list-style-name="L8">
      <style:paragraph-properties fo:margin-left="0cm" fo:margin-right="0cm" fo:text-indent="0cm" style:auto-text-indent="false"/>
      <style:text-properties fo:font-size="12pt" style:font-size-asian="12pt" style:font-size-complex="12pt"/>
    </style:style>
    <style:style style:name="P39" style:family="paragraph" style:parent-style-name="Text_20_body" style:list-style-name="L13">
      <style:paragraph-properties fo:margin-left="0cm" fo:margin-right="0cm" fo:text-indent="0cm" style:auto-text-indent="false"/>
      <style:text-properties fo:font-size="12pt" style:font-size-asian="12pt" style:font-size-complex="12pt"/>
    </style:style>
    <style:style style:name="P40" style:family="paragraph" style:parent-style-name="Text_20_body" style:list-style-name="L16">
      <style:paragraph-properties fo:margin-left="0cm" fo:margin-right="0cm" fo:line-height="100%" fo:text-indent="0cm" style:auto-text-indent="false"/>
      <style:text-properties fo:font-size="12pt" style:font-size-asian="12pt" style:font-size-complex="12pt"/>
    </style:style>
    <style:style style:name="P41"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42" style:family="paragraph" style:parent-style-name="Text_20_body">
      <style:paragraph-properties fo:margin-left="0cm" fo:margin-right="0cm" fo:text-indent="0cm" style:auto-text-indent="false"/>
      <style:text-properties fo:font-size="16pt" fo:font-weight="normal" style:font-size-asian="16pt" style:font-weight-asian="normal" style:font-size-complex="12pt" style:font-weight-complex="normal"/>
    </style:style>
    <style:style style:name="P43" style:family="paragraph" style:parent-style-name="Text_20_body" style:list-style-name="L6">
      <style:paragraph-properties fo:margin-left="1.251cm" fo:margin-right="0cm" fo:text-indent="0cm" style:auto-text-indent="false"/>
    </style:style>
    <style:style style:name="P44" style:family="paragraph" style:parent-style-name="Text_20_body" style:list-style-name="L6">
      <style:paragraph-properties fo:margin-left="1.251cm" fo:margin-right="0cm" fo:text-indent="0cm" style:auto-text-indent="false"/>
    </style:style>
    <style:style style:name="P45" style:family="paragraph" style:parent-style-name="Table_20_Contents" style:list-style-name="L7"/>
    <style:style style:name="P46" style:family="paragraph" style:parent-style-name="Table_20_Contents" style:list-style-name="L7"/>
    <style:style style:name="P47" style:family="paragraph" style:parent-style-name="Table_20_Contents" style:list-style-name="L7"/>
    <style:style style:name="P48" style:family="paragraph" style:parent-style-name="Table_20_Contents" style:list-style-name="L7"/>
    <style:style style:name="P49" style:family="paragraph" style:parent-style-name="Heading_20_1" style:list-style-name="L1"/>
    <style:style style:name="P50" style:family="paragraph" style:parent-style-name="Heading_20_1" style:list-style-name="L1">
      <style:paragraph-properties fo:margin-left="0cm" fo:margin-right="0cm" fo:text-indent="0cm" style:auto-text-indent="false"/>
    </style:style>
    <style:style style:name="P51" style:family="paragraph" style:parent-style-name="Heading_20_1" style:list-style-name="L1">
      <style:paragraph-properties fo:margin-left="0cm" fo:margin-right="0cm" fo:text-indent="0cm" style:auto-text-indent="false"/>
    </style:style>
    <style:style style:name="P52" style:family="paragraph" style:parent-style-name="Heading_20_1" style:list-style-name="L1">
      <style:paragraph-properties fo:margin-left="0cm" fo:margin-right="0cm" fo:text-indent="0cm" style:auto-text-indent="false"/>
    </style:style>
    <style:style style:name="P53" style:family="paragraph" style:parent-style-name="Heading_20_2" style:list-style-name="Numbering_20_1">
      <style:paragraph-properties>
        <style:tab-stops/>
      </style:paragraph-properties>
    </style:style>
    <style:style style:name="P54" style:family="paragraph" style:parent-style-name="Heading_20_2" style:list-style-name="Numbering_20_1"/>
    <style:style style:name="P55" style:family="paragraph" style:parent-style-name="Heading_20_2">
      <style:paragraph-properties fo:margin-left="0cm" fo:margin-right="0cm" fo:text-indent="0cm" style:auto-text-indent="false"/>
    </style:style>
    <style:style style:name="P56" style:family="paragraph" style:parent-style-name="Heading_20_3" style:list-style-name="Numbering_20_1"/>
    <style:style style:name="P57" style:family="paragraph" style:parent-style-name="Heading_20_3" style:list-style-name="Numbering_20_1"/>
    <style:style style:name="P58" style:family="paragraph" style:parent-style-name="Heading_20_3" style:list-style-name="Numbering_20_1"/>
    <style:style style:name="P59" style:family="paragraph" style:parent-style-name="Heading_20_3" style:list-style-name="Numbering_20_1"/>
    <style:style style:name="P60" style:family="paragraph" style:parent-style-name="Heading_20_6" style:list-style-name="List_20_1"/>
    <style:style style:name="P61" style:family="paragraph" style:parent-style-name="Heading_20_6" style:list-style-name="List_20_1"/>
    <style:style style:name="P62" style:family="paragraph" style:parent-style-name="Heading_20_6" style:list-style-name="List_20_1"/>
    <style:style style:name="P63" style:family="paragraph" style:parent-style-name="Heading_20_6" style:list-style-name="List_20_4"/>
    <style:style style:name="T1" style:family="text">
      <style:text-properties style:font-name="Times New Roman1" fo:font-size="18pt" fo:font-weight="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style:text-position="super 58%"/>
    </style:style>
    <style:style style:name="T4" style:family="text">
      <style:text-properties style:text-underline-style="none"/>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T8" style:family="text">
      <style:text-properties fo:font-size="14pt"/>
    </style:style>
    <style:style style:name="T9" style:family="text">
      <style:text-properties fo:font-size="14pt" fo:font-weight="bold" style:font-size-asian="14pt" style:font-weight-asian="bold" style:font-size-complex="14pt" style:font-weight-complex="bold"/>
    </style:style>
    <style:style style:name="T10" style:family="text">
      <style:text-properties style:font-size-asian="14pt"/>
    </style:style>
    <style:style style:name="T11" style:family="text">
      <style:text-properties style:font-size-complex="14pt"/>
    </style:style>
    <style:style style:name="T1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3">
      <text:list-level-style-bullet text:level="1" text:style-name="Bullet_20_Symbols" style:num-suffix="." text:bullet-char="•">
        <style:list-level-properties text:space-before="0.559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MorphologyViewer <text:s/>(Version 0.1.0)</text:p>
      <text:p text:style-name="P2">User Manual (Version 0.1)</text:p>
      <text:p text:style-name="P2">8<text:span text:style-name="T3">th</text:span> February 2009</text:p>
      <text:p text:style-name="P1"><text:a xlink:type="simple" xlink:href="http://www.neuronland.org/"><text:span text:style-name="T1">www.neuronland.org</text:span></text:a></text:p>
      <text:p text:style-name="P2"/>
      <text:list text:style-name="L1">
        <text:list-item>
          <text:p text:style-name="P49"><text:s/>Overview</text:p>
        </text:list-item>
      </text:list>
      <text:p text:style-name="P3"><text:span text:style-name="T2"><text:tab/>“NLMorphologyViewer” is a simple interactive 3D viewer for neuron morphology data files. It is built on top of the file format conversion technology developed for the “NLMorphologyConverter”, and supports the same 20 file formats which the original command line application supports, including Neurolucida, SWC, MorphML, NeuroZoom, Eutectics, and many others. </text:span></text:p>
      <text:p text:style-name="P3"><text:s/><text:tab/> <text:span text:style-name="T2">“NLMorphologyViewer” </text:span>is designed to be a easier to use than “NLMorphologyConverter”, adding extra display functionality that allows a visual inspection of morphology data files.</text:p>
      <text:p text:style-name="P3"><text:tab/><text:span text:style-name="T2">The application is free, <text:s/>and (eventually) will be multi-platform. It </text:span>is currently only available as a binary download for Microsoft Windows. There is a plan to release Apple Mac OSX <text:s/>and Linux versions in the near future.</text:p>
      <text:p text:style-name="Text_20_body"/>
      <text:list text:style-name="L1" text:continue-numbering="true">
        <text:list-item>
          <text:p text:style-name="P50"><text:s/>Main Features</text:p>
        </text:list-item>
      </text:list>
      <text:list text:style-name="L3">
        <text:list-item>
          <text:p text:style-name="P13">Import 20 different file formats, with auto-detection of file format.</text:p>
        </text:list-item>
        <text:list-item>
          <text:p text:style-name="P13">Neuron morphology 3D visualisation.</text:p>
        </text:list-item>
        <text:list-item>
          <text:p text:style-name="P13">Neuron statistics and fault data window.</text:p>
        </text:list-item>
        <text:list-item>
          <text:p text:style-name="P13">Manipulation of imported neuron data for visualisation and export.</text:p>
        </text:list-item>
      </text:list>
      <text:p text:style-name="Text_20_body"/>
      <text:list text:style-name="L1" text:continue-numbering="true">
        <text:list-item>
          <text:p text:style-name="P50"><text:s/>Installation</text:p>
        </text:list-item>
      </text:list>
      <text:p text:style-name="P4">Windows</text:p>
      <text:p text:style-name="P3">The Win32 version comes in a standard microsoft installer package (msi). Simply double-click on the installation package to install. </text:p>
      <text:p text:style-name="Text_20_body"/>
      <text:p text:style-name="Text_20_body"/>
      <text:p text:style-name="Text_20_body"/>
      <text:list text:style-name="L1" text:continue-numbering="true">
        <text:list-item>
          <text:p text:style-name="P50"><text:s/>Tutorial</text:p>
        </text:list-item>
      </text:list>
      <text:list text:style-name="Numbering_20_1">
        <text:list-item>
          <text:list>
            <text:list-header>
              <text:h text:style-name="P53" text:outline-level="2" text:is-list-header="true">4.1 MENUS</text:h>
              <text:list>
                <text:list-header>
                  <text:h text:style-name="P56" text:outline-level="3" text:is-list-header="true" text:restart-numbering="true" text:start-value="1">4.1.1 File</text:h>
                </text:list-header>
              </text:list>
            </text:list-header>
          </text:list>
        </text:list-item>
      </text:list>
      <text:h text:style-name="Heading_20_4" text:outline-level="4">Import</text:h>
      <text:p text:style-name="Text_20_body">This menu contains commands that are applied to the current neuron file, import a new file or close the application. </text:p>
      <text:p text:style-name="Text_20_body">Import neuron data from the selected file. <text:s/>If the data is in a supported format, the file format will be automatically determined. <text:s/>Note that for large data files, and depending on the data format, the data may take a several seconds to load.</text:p>
      <text:p text:style-name="Text_20_body">This command is always available to the user. <text:s/>If a neuron is imported while a previous neuron is still loaded, the previous neuron will be discarded automatically.</text:p>
      <text:h text:style-name="Heading_20_4" text:outline-level="4">Export </text:h>
      <text:p text:style-name="Text_20_body">Export current neuron data to a file. </text:p>
      <text:list text:style-name="List_20_1">
        <text:list-item>
          <text:list>
            <text:list-item>
              <text:list>
                <text:list-item>
                  <text:h text:style-name="P60" text:outline-level="6">Export Original Neuron As</text:h>
                </text:list-item>
              </text:list>
            </text:list-item>
          </text:list>
        </text:list-item>
      </text:list>
      <text:list text:style-name="L6">
        <text:list-header>
          <text:p text:style-name="P43">Saves the Neuron original data with the user selected name and format.</text:p>
        </text:list-header>
      </text:list>
      <text:list text:style-name="List_20_1">
        <text:list-item text:start-value="1">
          <text:list>
            <text:list-item text:start-value="1">
              <text:list>
                <text:list-item text:start-value="1">
                  <text:h text:style-name="P60" text:outline-level="6" text:restart-numbering="true" text:start-value="1">Export Visible Neuron As</text:h>
                </text:list-item>
              </text:list>
            </text:list-item>
          </text:list>
        </text:list-item>
      </text:list>
      <text:list text:style-name="L6">
        <text:list-header>
          <text:p text:style-name="P43">Saves the currently visible neuron data with the user selected name and format. (i.e. the neuron components which the user has not explicitly deactivated).</text:p>
        </text:list-header>
      </text:list>
      <text:p text:style-name="Text_20_body"/>
      <text:p text:style-name="Text_20_body">In both cases, the export dialog will only allow a neuron to be exported to a file format which supports the data. <text:s/>For example, trees with trinary branch points cannot be exported to formats which only support binary branch points.</text:p>
      <text:p text:style-name="Text_20_body">The user has to select the location, name and format for the exported file data.</text:p>
      <text:p text:style-name="Text_20_body">The commands are only activated while a neuron is currently loaded</text:p>
      <text:h text:style-name="Heading_20_4" text:outline-level="4">Save Image</text:h>
      <text:p text:style-name="Text_20_body">Not applicable in current version.</text:p>
      <text:h text:style-name="Heading_20_4" text:outline-level="4">Close Neuron</text:h>
      <text:list text:style-name="L7">
        <text:list-header>
          <text:p text:style-name="P45">Close current neuron without exiting the application. The 3D view window will be cleared, and commands which require the presence of neuron data will be disabled.</text:p>
          <text:p text:style-name="P45"/>
        </text:list-header>
      </text:list>
      <text:p text:style-name="Text_20_body">This command is only activated while a neuron is currently loaded</text:p>
      <text:h text:style-name="Heading_20_4" text:outline-level="4">Exit</text:h>
      <text:list text:style-name="L7">
        <text:list-header>
          <text:p text:style-name="P45">Closes the application.</text:p>
          <text:p text:style-name="P45"/>
        </text:list-header>
      </text:list>
      <text:list text:style-name="Numbering_20_1" text:continue-numbering="true">
        <text:list-item>
          <text:list text:continue-numbering="true">
            <text:list-item>
              <text:list text:continue-numbering="true">
                <text:list-header>
                  <text:h text:style-name="P56" text:outline-level="3" text:is-list-header="true">4.1.2 View</text:h>
                </text:list-header>
              </text:list>
            </text:list-item>
          </text:list>
        </text:list-item>
      </text:list>
      <text:h text:style-name="Heading_20_4" text:outline-level="4">Neuron Components Data</text:h>
      <text:p text:style-name="Text_20_body">Shows or hides the neuron components data panel on the left hand side of the window.</text:p>
      <text:h text:style-name="Heading_20_4" text:outline-level="4">Sample Data Points <text:s/>&amp; <text:s/>Sample Line Segments <text:s/></text:h>
      <text:p text:style-name="Text_20_body">Select the style of 3D visualisation of the Neuron. <text:s/>At the moment, two simple views are available. <text:s/>One shows all the original data points. <text:s/>The other displays the shape and connectivity of the data, by connecting sample points with lines. <text:s/></text:p>
      <text:p text:style-name="Text_20_body">Future versions will contain more sophisticated visualisations.</text:p>
      <text:p text:style-name="Text_20_body"/>
      <text:list text:style-name="Numbering_20_1" text:continue-numbering="true">
        <text:list-item>
          <text:list text:continue-numbering="true">
            <text:list-item>
              <text:list text:continue-numbering="true">
                <text:list-header>
                  <text:h text:style-name="P56" text:outline-level="3" text:is-list-header="true">4.1.3 Help</text:h>
                </text:list-header>
              </text:list>
            </text:list-item>
          </text:list>
        </text:list-item>
      </text:list>
      <text:h text:style-name="Heading_20_4" text:outline-level="4">View User Manual</text:h>
      <text:p text:style-name="Text_20_body">Opens this user manual in a new window.</text:p>
      <text:h text:style-name="Heading_20_4" text:outline-level="4">About</text:h>
      <text:p text:style-name="Text_20_body">Shows general information about the application, including version number, authors.</text:p>
      <text:p text:style-name="Text_20_body"/>
      <text:list text:style-name="Numbering_20_1" text:continue-numbering="true">
        <text:list-item>
          <text:list text:continue-numbering="true">
            <text:list-header>
              <text:h text:style-name="P54" text:outline-level="2" text:is-list-header="true">4.2 PANELS</text:h>
              <text:list>
                <text:list-header>
                  <text:h text:style-name="P56" text:outline-level="3" text:is-list-header="true">4.2.1 Neuron Component Data</text:h>
                </text:list-header>
              </text:list>
            </text:list-header>
          </text:list>
        </text:list-item>
      </text:list>
      <text:p text:style-name="Text_20_body">When active (it is active by default), this panel always resides on the left, and consists of two sub-panels.. </text:p>
      <text:h text:style-name="Heading_20_4" text:outline-level="4">Top Panel – Neuron Components List</text:h>
      <text:p text:style-name="Text_20_body">Shows the list of all the neuron components (somas, dendritic trees and axon trees). <text:s/>All components may be selected and their colour or visibility modified. For each component the following information appears in the list:</text:p>
      <text:list text:style-name="L19">
        <text:list-item>
          <text:p text:style-name="P9">Type of component <text:s/>(Soma, Dendritic Tree, Axon Tree)</text:p>
        </text:list-item>
        <text:list-item>
          <text:p text:style-name="P9">Visibility - (Y)es or (N)o</text:p>
        </text:list-item>
        <text:list-item>
          <text:p text:style-name="P9">Markers <text:s/>- <text:s/>not active in this version.</text:p>
        </text:list-item>
        <text:list-item>
          <text:p text:style-name="P9">Color of the component in the 3D neuron window <text:s/>(the colour of the text matches the colour of the component in the 3D display).</text:p>
        </text:list-item>
      </text:list>
      <text:p text:style-name="Text_20_body">To select a component mouse click on it. To select more than one, keep the “ctrl” key pressed while selecting.</text:p>
      <text:p text:style-name="Text_20_body">The buttons for modifying the components are only enabled when there is one or more components selected in the list.</text:p>
      <text:list text:style-name="List_20_1">
        <text:list-item text:start-value="1">
          <text:list>
            <text:list-item text:start-value="1">
              <text:list>
                <text:list-item text:start-value="1">
                  <text:list>
                    <text:list-item text:start-value="1">
                      <text:h text:style-name="P60" text:outline-level="6" text:restart-numbering="true" text:start-value="1">Button ON/OFF</text:h>
                    </text:list-item>
                  </text:list>
                </text:list-item>
              </text:list>
            </text:list-item>
          </text:list>
        </text:list-item>
      </text:list>
      <text:p text:style-name="Text_20_body"><text:tab/>Toggle the visibility of the selected neuron components. <text:s/>Non-visible components will be greyed-out in the list and will be not shown in the 3D neuron display. </text:p>
      <text:list text:style-name="List_20_4">
        <text:list-item>
          <text:list>
            <text:list-item>
              <text:list>
                <text:list-item>
                  <text:list>
                    <text:list-item>
                      <text:h text:style-name="P63" text:outline-level="6">Button Colour</text:h>
                    </text:list-item>
                  </text:list>
                </text:list-item>
              </text:list>
            </text:list-item>
          </text:list>
        </text:list-item>
      </text:list>
      <text:p text:style-name="Text_20_body">Displays a Colour selection dialog to choose the colour of the selected components. Selecting a colour and pressing the accept button results in the components colour change to the new one.</text:p>
      <text:h text:style-name="Heading_20_4" text:outline-level="4">Bottom Panel – Statistics and Warnings</text:h>
      <text:h text:style-name="Heading_20_6" text:outline-level="6">Warnings Tab</text:h>
      <text:p text:style-name="Text_20_body">Displays a list of <text:s/>warnings <text:s/>(if any) indicating unusual/unrealistic/problematic data related to the Neuron Data. </text:p>
      <text:p text:style-name="Text_20_body">The following warnings might be shown</text:p>
      <text:list text:style-name="L8">
        <text:list-header>
          <text:p text:style-name="P17">Tree root too distant from soma </text:p>
          <text:p text:style-name="P17">Unary branch point </text:p>
          <text:p text:style-name="P17">Non-binary branch point </text:p>
          <text:p text:style-name="P17">Disjoint branch connection </text:p>
          <text:p text:style-name="P17">Branch has zero samples </text:p>
          <text:p text:style-name="P17">Branch formed from only one sample </text:p>
          <text:p text:style-name="P17">Sample diameter is excessively large </text:p>
          <text:p text:style-name="P17">Sample diameter is unusually small </text:p>
          <text:p text:style-name="P38">Sample diameter is zero</text:p>
        </text:list-header>
      </text:list>
      <text:p text:style-name="P6">Unusually large change in diameter</text:p>
      <text:list text:style-name="L9">
        <text:list-header>
          <text:p text:style-name="P25">Large terminal diameter </text:p>
        </text:list-header>
      </text:list>
      <text:list text:style-name="L10">
        <text:list-header>
          <text:p text:style-name="P26">Unusually long section </text:p>
        </text:list-header>
      </text:list>
      <text:list text:style-name="L11">
        <text:list-header>
          <text:p text:style-name="P27">Unusually short section </text:p>
        </text:list-header>
      </text:list>
      <text:list text:style-name="L12">
        <text:list-header>
          <text:p text:style-name="P28">Intersecting sections </text:p>
        </text:list-header>
      </text:list>
      <text:list text:style-name="L13">
        <text:list-header>
          <text:p text:style-name="P39">Encapsulated branch (a child branch lies completely within the extent of its parent). </text:p>
        </text:list-header>
      </text:list>
      <text:h text:style-name="Heading_20_6" text:outline-level="6">Statistics Tab</text:h>
      <text:p text:style-name="Text_20_body">Displays the statistics for the neuron as a whole (if no individual component is selected in the list), or for the individual axonal/dendritic <text:span text:style-name="T4">trees selected</text:span>.</text:p>
      <text:p text:style-name="Text_20_body">If there is one dendrite or axon component selected in the components list, it displays the component statistics, otherwise it displays the entire neuron ones.</text:p>
      <text:p text:style-name="Text_20_body">The following Statistics data are shown:</text:p>
      <text:list text:style-name="L14">
        <text:list-header>
          <text:p text:style-name="P29">Number of sample points </text:p>
          <text:p text:style-name="P29">Number of branch points </text:p>
        </text:list-header>
      </text:list>
      <text:list text:style-name="L15">
        <text:list-header>
          <text:p text:style-name="P31">Branching order </text:p>
          <text:p text:style-name="P31">Number of terminals </text:p>
          <text:p text:style-name="P34">Total tree branch length (microns)</text:p>
        </text:list-header>
      </text:list>
      <text:list text:style-name="L16">
        <text:list-header>
          <text:p text:style-name="P35">Tree surface area (microns^2)</text:p>
        </text:list-header>
      </text:list>
      <text:list text:style-name="L17">
        <text:list-header>
          <text:p text:style-name="P36">Tree volume (microns^3)</text:p>
        </text:list-header>
      </text:list>
      <text:list text:style-name="L18">
        <text:list-header>
          <text:p text:style-name="P33">Maximum terminal path distance (microns) </text:p>
        </text:list-header>
      </text:list>
      <text:list text:style-name="L16">
        <text:list-header>
          <text:p text:style-name="P40">Maximum terminal physical distance (microns)</text:p>
        </text:list-header>
      </text:list>
      <text:p text:style-name="P5"/>
      <text:h text:style-name="P55" text:outline-level="2" text:is-list-header="true"><text:span text:style-name="T9"/></text:h>
      <text:h text:style-name="P55" text:outline-level="2"><text:span text:style-name="T9">4.2.2 Neuron 3D Display</text:span></text:h>
      <text:p text:style-name="P42"/>
      <text:p text:style-name="P41">When a neuron is imported, it will be immediately displayed in the 3D window. Initially the neuron <text:s/>is rotating around the y axis, and the camera is positioned at a distance so that most of the neuron should be visible.</text:p>
      <text:p text:style-name="P41"/>
      <text:p text:style-name="P41">To stop the neuron rotating – left click in the window without moving the mouse</text:p>
      <text:p text:style-name="P41"/>
      <text:p text:style-name="P41">To take control of the neuron – keep the left mouse button down and drag the mouse in the direction you with the neuron to rotate.</text:p>
      <text:p text:style-name="P41"/>
      <text:p text:style-name="P41">To spin the neuron in a specific direction – left click the mouse button, keep it pressed, drag, and release...</text:p>
      <text:p text:style-name="P41"/>
      <text:p text:style-name="P41">Using a combination of these actions, the neuron can be manipulated (<text:span text:style-name="T12">around the center of rotation, which cannot currently be altered) <text:s/></text:span>to any position in 3D spac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Bitstream Vera Sans" svg:font-family="'Bitstream Vera Sans', Arial, Helvetica, Lucida, Geneva, Helmet, sans-serif, 'Andale Sans UI', 'Arial Unicode MS', 'Lucida Sans Unicode', Tahoma"/>
    <style:font-face style:name="OpenSymbol" svg:font-family="OpenSymbol"/>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paragraph-properties fo:margin-top="0.423cm" fo:margin-bottom="0.159cm" fo:padding-left="0cm" fo:padding-right="0cm" fo:padding-top="0cm" fo:padding-bottom="0.159cm" fo:border-left="none" fo:border-right="none" fo:border-top="none" fo:border-bottom="0.002cm solid #000000"/>
      <style:text-properties style:font-name="Bitstream Vera Sans" fo:font-size="18pt" fo:font-weight="bold" style:font-name-asian="Bitstream Vera Sans" style:font-size-asian="18pt" style:font-weight-asian="bold" style:font-name-complex="Bitstream Vera Sans" style:font-size-complex="18pt" style:font-weight-complex="bold"/>
    </style:style>
    <style:style style:name="Heading_20_2" style:display-name="Heading 2" style:family="paragraph" style:parent-style-name="Heading" style:next-style-name="Text_20_body" style:class="text" style:default-outline-level="2">
      <style:paragraph-properties fo:margin-top="0.423cm" fo:margin-bottom="0.176cm"/>
      <style:text-properties style:font-name="Bitstream Vera Sans" fo:font-size="14pt" fo:font-weight="bold" style:font-name-asian="Bitstream Vera Sans" style:font-size-asian="14pt" style:font-weight-asian="bold" style:font-name-complex="Bitstream Vera Sans" style:font-size-complex="1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Numbering_20_2" style:display-name="Numbering 2">
      <text:list-level-style-number text:level="1" text:style-name="Numbering_20_Symbols" style:num-format="1"/>
      <text:list-level-style-number text:level="2" text:style-name="Numbering_20_Symbols" style:num-format="1" text:start-value="2"/>
      <text:list-level-style-number text:level="3" text:style-name="Numbering_20_Symbols" style:num-format="1" text:start-value="3"/>
      <text:list-level-style-number text:level="4" text:style-name="Numbering_20_Symbols" style:num-format="1" text:start-value="4"/>
      <text:list-level-style-number text:level="5" text:style-name="Numbering_20_Symbols" style:num-format="1" text:start-value="5"/>
      <text:list-level-style-number text:level="6" text:style-name="Numbering_20_Symbols" style:num-format="1" text:start-value="6"/>
      <text:list-level-style-number text:level="7" text:style-name="Numbering_20_Symbols" style:num-format="1" text:start-value="7"/>
      <text:list-level-style-number text:level="8" text:style-name="Numbering_20_Symbols" style:num-format="1" text:start-value="8"/>
      <text:list-level-style-number text:level="9" text:style-name="Numbering_20_Symbols" style:num-format="1" text:start-value="9"/>
      <text:list-level-style-number text:level="10" text:style-name="Numbering_20_Symbols" style:num-format="1" text:start-value="10"/>
    </text:list-style>
    <text:list-style style:name="Numbering_20_3" style:display-name="Numbering 3">
      <text:list-level-style-number text:level="1" text:style-name="Numbering_20_Symbols" style:num-format="1"/>
      <text:list-level-style-number text:level="2" text:style-name="Numbering_20_Symbols" style:num-format="1" text:start-value="2"/>
      <text:list-level-style-number text:level="3" text:style-name="Numbering_20_Symbols" style:num-format="1" text:start-value="3"/>
      <text:list-level-style-number text:level="4" text:style-name="Numbering_20_Symbols" style:num-format="1" text:start-value="4"/>
      <text:list-level-style-number text:level="5" text:style-name="Numbering_20_Symbols" style:num-format="1" text:start-value="5"/>
      <text:list-level-style-number text:level="6" text:style-name="Numbering_20_Symbols" style:num-format="1" text:start-value="6"/>
      <text:list-level-style-number text:level="7" text:style-name="Numbering_20_Symbols" style:num-format="1" text:start-value="7"/>
      <text:list-level-style-number text:level="8" text:style-name="Numbering_20_Symbols" style:num-format="1" text:start-value="8"/>
      <text:list-level-style-number text:level="9" text:style-name="Numbering_20_Symbols" style:num-format="1" text:start-value="9"/>
      <text:list-level-style-number text:level="10" text:style-name="Numbering_20_Symbols" style:num-format="1" text:start-value="10"/>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start-value="2" text:display-levels="2"/>
      <text:list-level-style-number text:level="3" text:style-name="Numbering_20_Symbols" style:num-prefix=" " style:num-suffix=" " style:num-format="1" text:start-value="3" text:display-levels="3"/>
      <text:list-level-style-number text:level="4" text:style-name="Numbering_20_Symbols" style:num-prefix=" " style:num-suffix=" " style:num-format="1" text:start-value="4" text:display-levels="4"/>
      <text:list-level-style-number text:level="5" text:style-name="Numbering_20_Symbols" style:num-prefix=" " style:num-suffix=" " style:num-format="1" text:start-value="5" text:display-levels="5"/>
      <text:list-level-style-number text:level="6" text:style-name="Numbering_20_Symbols" style:num-prefix=" " style:num-suffix=" " style:num-format="1" text:start-value="6" text:display-levels="6"/>
      <text:list-level-style-number text:level="7" text:style-name="Numbering_20_Symbols" style:num-prefix=" " style:num-suffix=" " style:num-format="1" text:start-value="7" text:display-levels="7"/>
      <text:list-level-style-number text:level="8" text:style-name="Numbering_20_Symbols" style:num-prefix=" " style:num-suffix=" " style:num-format="1" text:start-value="8" text:display-levels="8"/>
      <text:list-level-style-number text:level="9" text:style-name="Numbering_20_Symbols" style:num-prefix=" " style:num-suffix=" " style:num-format="1" text:start-value="9" text:display-levels="9"/>
      <text:list-level-style-number text:level="10" text:style-name="Numbering_20_Symbols" style:num-prefix=" " style:num-suffix=" " style:num-format="1" text:start-value="10" text:display-levels="10"/>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3" style:display-name="List 3">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4" style:display-name="List 4">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5" style:display-name="List 5">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wig twig</meta:initial-creator>
    <meta:creation-date>2008-11-16T21:56:15</meta:creation-date>
    <dc:creator>twig twig</dc:creator>
    <dc:date>2009-02-08T19:00:03</dc:date>
    <dc:language>en-US</dc:language>
    <meta:editing-cycles>58</meta:editing-cycles>
    <meta:editing-duration>P1DT10H33M16S</meta:editing-duration>
    <meta:user-defined meta:name="Info 1"/>
    <meta:user-defined meta:name="Info 2"/>
    <meta:user-defined meta:name="Info 3"/>
    <meta:user-defined meta:name="Info 4"/>
    <meta:document-statistic meta:table-count="0" meta:image-count="0" meta:object-count="0" meta:page-count="5" meta:paragraph-count="103" meta:word-count="1078" meta:character-count="6703"/>
  </office:meta>
</office:document-meta>
</file>